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text:span text:style-name="T1">Geraint Howard</text:span></text:p>
      <text:p text:style-name="P2">Classes contributed to: <text:span text:style-name="T1">AIEasy, <text:s/>AIEasyTest</text:span></text:p>
      <text:p text:style-name="P2">Systems contributed to:</text:p>
      <text:p text:style-name="P2">Sub-systems contributed to: <text:span text:style-name="T1">Player</text:span></text:p>
      <text:p text:style-name="P2">Tests: <text:span text:style-name="T1">AIEasy</text:span></text:p>
      <text:p text:style-name="P2">Manager role: <text:span text:style-name="T1">Test Manager</text:span></text:p>
      <text:p text:style-name="P2"/>
      <text:p text:style-name="P2">Are test plans produced when the process needs them?</text:p>
      <text:p text:style-name="P1">Yes, test plans are produced when the process need them.</text:p>
      <text:p text:style-name="P1"/>
      <text:p text:style-name="P2">Do all classes have unit tests defined? Are all methods tested by unit tests?</text:p>
      <text:p text:style-name="P1">Yes, all classes that are able to be tested have had tests defined for them. The only classes that does not have a test defined is the saveManager class which we were unable to test</text:p>
      <text:p text:style-name="P1"/>
      <text:p text:style-name="P2">Are test plans complete and thorough?</text:p>
      <text:p text:style-name="P1">Yes, test plans are complete and thorough.</text:p>
      <text:p text:style-name="P1"/>
      <text:p text:style-name="P2">Does each team member understand how to produce tests? If not, what remedial action is recommended?</text:p>
      <text:p text:style-name="P1">No, every team member did not fully understand how to produce tests for their classes. However, with the help of the other group members this problem was rectified and tests were defined for every class.</text:p>
      <text:p text:style-name="P1"/>
      <text:p text:style-name="P1"/>
      <text:p text:style-name="P1">“Geraint was responsible for the implementation of the AIEasy class and the AIEasy test. This is a class that makes the computer choose any random legal move for both of the games. As test manager, he made sure that every class had tests defined, building on the feedback that he received from the assessment 4 demon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int Howard</meta:initial-creator>
    <meta:creation-date>2014-03-27T20:44:49.13</meta:creation-date>
    <meta:document-statistic meta:table-count="0" meta:image-count="0" meta:object-count="0" meta:page-count="1" meta:paragraph-count="15" meta:word-count="210" meta:character-count="1232"/>
    <dc:date>2014-03-27T21:02:24.86</dc:date>
    <dc:creator>Geraint Howard</dc:creator>
    <meta:editing-duration>PT17M36S</meta:editing-duration>
    <meta:editing-cycles>1</meta:editing-cycles>
    <meta:generator>OpenOffice/4.0.1$Win32 OpenOffice.org_project/401m5$Build-9714</meta:generator>
  </office:meta>
</office:document-meta>
</file>